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 pierwszy rzut oka może się wydawać, że można sprawdzać stan próbki w bardzo bliskich sobie chwilach, tak jak w przypadku symulowania ruchu. To podejście prowadzi jednak do błędnych wyników, zależnych od przyjętej zmiany czasu. Wynika to z tego że dane jądro ma więcej okazji aby się rozpaść przy mniejszych zmianach czasu. Innym podejściem jest symulowanie rozpadów na całym łańcuchu dla jednego jądra na raz. Przekształćmy podane w treści zadania wzór na prawdopodobieństwo rozpadu danego jądra tak, aby uzyskać czas w którym dane jądro ma ustalone prawdopodobieństwo rozpadu. Do wygenerowania tego prawdopodobieństwa rozpadu wykorzystamy generator liczb losowych. Powtarzając to dla każdego izotopu otrzymamy czas, w którym dane jądro izotopu początkowego przekształciło się w jądro izotopu końcowego.</text:p>
      <text:p text:style-name="Standard"/>
      <text:p text:style-name="Standard">p = 1 – (1/2)^(t/T12) =&gt; 1 – p = (1/2)^(t/T12) =&gt; log(1- p) = log((1/2)^(t/T12)) =&gt; log(1 – p) = (t/T12)log(1/2) =&gt; t/T12 = log(1 – p)/log(1/2) =&gt; t = T12log(1 – p)/log(1/2)</text:p>
      <text:p text:style-name="Standard"/>
      <text:p text:style-name="Standard">Przyjmując za podstawą logarytmu 2 : t = -T12log_2(1 – p)</text:p>
      <text:p text:style-name="Standard"/>
      <text:p text:style-name="Standard">W celu weryfikacji wyników przeprawodzono symulacje wielokrotnie dla liczb jąder większych od 1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tosz Kaczmarek</meta:initial-creator>
    <meta:creation-date>2021-09-05T21:50:50.80</meta:creation-date>
    <dc:date>2021-09-25T21:17:14.28</dc:date>
    <dc:creator>Bartosz Kaczmarek</dc:creator>
    <meta:editing-duration>PT13M15S</meta:editing-duration>
    <meta:editing-cycles>8</meta:editing-cycles>
    <meta:generator>OpenOffice/4.1.9$Win32 OpenOffice.org_project/419m1$Build-9805</meta:generator>
    <meta:document-statistic meta:table-count="0" meta:image-count="0" meta:object-count="0" meta:page-count="1" meta:paragraph-count="4" meta:word-count="174" meta:character-count="1134"/>
  </office:meta>
</office:document-meta>
</file>